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72c" officeooo:paragraph-rsid="000c072c"/>
    </style:style>
    <style:style style:name="P2" style:family="paragraph" style:parent-style-name="Standard">
      <style:text-properties officeooo:rsid="000c072c" officeooo:paragraph-rsid="000debcb"/>
    </style:style>
    <style:style style:name="P3" style:family="paragraph" style:parent-style-name="Standard">
      <style:text-properties officeooo:rsid="000debcb" officeooo:paragraph-rsid="000debcb"/>
    </style:style>
    <style:style style:name="P4" style:family="paragraph" style:parent-style-name="Standard">
      <style:text-properties style:font-name="Calibri1" officeooo:rsid="000debcb" officeooo:paragraph-rsid="000debcb"/>
    </style:style>
    <style:style style:name="P5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/>
    </style:style>
    <style:style style:name="P6" style:family="paragraph" style:parent-style-name="Standard" style:list-style-name="L1">
      <style:text-properties officeooo:rsid="000c072c" officeooo:paragraph-rsid="000c072c"/>
    </style:style>
    <style:style style:name="P7" style:family="paragraph" style:parent-style-name="Standard" style:list-style-name="L1">
      <style:text-properties officeooo:rsid="000c072c" officeooo:paragraph-rsid="000debcb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.529cm" fo:margin-bottom="0.247cm" loext:contextual-spacing="false"/>
    </style:style>
    <style:style style:name="P10" style:family="paragraph" style:parent-style-name="Text_20_body">
      <style:paragraph-properties fo:margin-top="0.529cm" fo:margin-bottom="0.247cm" loext:contextual-spacing="false"/>
      <style:text-properties fo:color="#aaaaaa" fo:font-size="7.5pt"/>
    </style:style>
    <style:style style:name="P11" style:family="paragraph" style:parent-style-name="Preformatted_20_Text" style:list-style-name="L2">
      <style:text-properties fo:color="#000000" style:font-name="Calibri1" fo:font-style="normal" officeooo:rsid="000debcb" officeooo:paragraph-rsid="000debcb" style:font-style-asian="normal" style:font-style-complex="normal"/>
    </style:style>
    <style:style style:name="P12" style:family="paragraph" style:parent-style-name="Preformatted_20_Text" style:list-style-name="L2">
      <style:paragraph-properties fo:margin-top="0cm" fo:margin-bottom="0.499cm" loext:contextual-spacing="false"/>
      <style:text-properties fo:color="#000000" style:font-name="Calibri1" fo:font-style="normal" officeooo:rsid="000debcb" officeooo:paragraph-rsid="000debcb" style:font-style-asian="normal" style:font-style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Calibri1" fo:font-style="normal" officeooo:rsid="000debcb" officeooo:paragraph-rsid="000debcb" style:font-style-asian="normal" style:font-style-complex="normal"/>
    </style:style>
    <style:style style:name="P14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99pt solid #000000" style:join-border="false"/>
      <style:text-properties fo:color="#000000" style:font-name="Calibri1" fo:font-style="normal" officeooo:rsid="000debcb" officeooo:paragraph-rsid="000debcb" style:font-style-asian="normal" style:font-style-complex="normal"/>
    </style:style>
    <style:style style:name="P15" style:family="paragraph" style:parent-style-name="Heading_20_1">
      <style:paragraph-properties fo:margin-top="0cm" fo:margin-bottom="0.499cm" loext:contextual-spacing="false"/>
      <style:text-properties fo:color="#000000" style:font-name="Calibri1" fo:font-style="normal" officeooo:rsid="000debcb" officeooo:paragraph-rsid="000debcb" style:font-style-asian="normal" style:font-style-complex="normal"/>
    </style:style>
    <style:style style:name="T1" style:family="text">
      <style:text-properties officeooo:rsid="000debcb"/>
    </style:style>
    <style:style style:name="T2" style:family="text">
      <style:text-properties officeooo:rsid="000e3173"/>
    </style:style>
    <style:style style:name="T3" style:family="text">
      <style:text-properties fo:font-weight="bold"/>
    </style:style>
    <style:style style:name="T4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za oddziaływań wewnątrzcząsteczkowych</text:p>
      <text:p text:style-name="Standard"/>
      <text:p text:style-name="Standard">Napisz program, który dla danego zbioru struktur uzyska informacje o klasyfikacji par przez następujące programy zewnętrzne: FR3D, McAnnotate, RNAView i ClaRNA. Zaprojektuj bazę danych do przechowywania tych informacji.</text:p>
      <text:p text:style-name="Standard"/>
      <text:p text:style-name="P1">Programy:</text:p>
      <text:list xml:id="list4436980373906899673" text:style-name="L1">
        <text:list-item>
          <text:p text:style-name="P6">FR3D – <text:span text:style-name="T1">działa tylko w środowisku matlab</text:span></text:p>
        </text:list-item>
        <text:list-item>
          <text:p text:style-name="P6">McAnnotate – <text:span text:style-name="T1">uruchamiany z poziomu pythona, obsługiwany przez program</text:span></text:p>
        </text:list-item>
        <text:list-item>
          <text:p text:style-name="P7">RNAView - <text:span text:style-name="T1">uruchamiany z poziomu pythona, obsługiwany przez program</text:span></text:p>
        </text:list-item>
        <text:list-item>
          <text:p text:style-name="P7">ClaRNA – <text:span text:style-name="T1">uruchamiany</text:span> tylko on-line, <text:span text:style-name="T1">nie obsługiwany przez program</text:span></text:p>
        </text:list-item>
      </text:list>
      <text:p text:style-name="P2"/>
      <text:p text:style-name="P1">Baza Damych: PostGreSQL</text:p>
      <text:p text:style-name="Standard"/>
      <text:p text:style-name="P3">Aby program zadziałał koniecze jest odpowiednie rozmieszczenie plików i folderów. Dla każdej badanej cząsteczki (np. 2n7x.pdb) musi istnieć osobny folder o odpowiedniej nazwie (2n7x) a w nim powinny być dwa pliki: wynik działania programu ClaRna (zapisany w formacie ‘ClaRNA-2n7x.out’) i plik pdb z badaną cząsteczką (2n7x.pdb).</text:p>
      <text:p text:style-name="P4"/>
      <text:p text:style-name="P4">Program tworzy pliki: <text:s/></text:p>
      <text:list xml:id="list6470573409286957349" text:style-name="L2">
        <text:list-item>
          <text:p text:style-name="P11">plik "MC-Ann-2n7x" plik wyjsciowy programu MCAnnotate</text:p>
        </text:list-item>
        <text:list-item>
          <text:p text:style-name="P11">plik "2n7x.pdb.out" <text:span text:style-name="T2">główny </text:span>plik wyjsciowy programu RNAVIEW</text:p>
        </text:list-item>
        <text:list-item>
          <text:p text:style-name="P12">pozostałe utworzone pliki są tworzone przez powyższe programy na różnych etapach ich dzialania</text:p>
        </text:list-item>
      </text:list>
      <text:p text:style-name="P14"/>
      <text:p text:style-name="P15">The job 822bce94-60c7-49e0-b734-c464b8889928 is currently processed</text:p>
      <text:p text:style-name="P8">You will be automatically redirected to results page, after the job is finished. </text:p>
      <text:p text:style-name="P9"><text:span text:style-name="T3">Technical details:</text:span> </text:p>
      <text:p text:style-name="P10">job status: PENDING<text:line-break/><text:span text:style-name="T4">message: Running: fr3d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ra Szymczak</meta:initial-creator>
    <meta:editing-cycles>5</meta:editing-cycles>
    <meta:creation-date>2016-04-27T03:57:00</meta:creation-date>
    <dc:date>2016-05-25T11:10:58.971480612</dc:date>
    <meta:editing-duration>PT39M44S</meta:editing-duration>
    <meta:generator>LibreOffice/5.1.2.2$Linux_X86_64 LibreOffice_project/10m0$Build-2</meta:generator>
    <meta:document-statistic meta:table-count="0" meta:image-count="0" meta:object-count="0" meta:page-count="1" meta:paragraph-count="17" meta:word-count="175" meta:character-count="1301" meta:non-whitespace-character-count="11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